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Main Topics</text:span></text:h>
      <text:h text:style-name="Heading_20_3" text:outline-level="3"><text:span text:style-name="Strong_20_Emphasis"/></text:h>
      <text:h text:style-name="Heading_20_3" text:outline-level="3"><text:span text:style-name="Strong_20_Emphasis">1. Functions and Nature of Money</text:span></text:h>
      <text:list xml:id="list8931627653556131822" text:style-name="L1">
        <text:list-item>
          <text:p text:style-name="P1">Medium of exchange</text:p>
        </text:list-item>
        <text:list-item>
          <text:p text:style-name="P1">Unit of account</text:p>
        </text:list-item>
        <text:list-item>
          <text:p text:style-name="P1">Store of value</text:p>
        </text:list-item>
        <text:list-item>
          <text:p text:style-name="P1">Standard of deferred payment</text:p>
        </text:list-item>
        <text:list-item>
          <text:p text:style-name="P1">Fiat vs. commodity money</text:p>
        </text:list-item>
        <text:list-item>
          <text:p text:style-name="P1">Digital and crypto money</text:p>
        </text:list-item>
      </text:list>
      <text:p text:style-name="Horizontal_20_Line"/>
      <text:h text:style-name="Heading_20_3" text:outline-level="3">2. <text:span text:style-name="Strong_20_Emphasis">Money Supply and Demand</text:span></text:h>
      <text:list xml:id="list2246052947470667589" text:style-name="L2">
        <text:list-item>
          <text:p text:style-name="P2">What determines the quantity of money in circulation?</text:p>
        </text:list-item>
        <text:list-item>
          <text:p text:style-name="P2">Velocity of money</text:p>
        </text:list-item>
        <text:list-item>
          <text:p text:style-name="P2">Quantity Theory of Money (MV = PY)</text:p>
        </text:list-item>
        <text:list-item>
          <text:p text:style-name="P2">Monetarism (Milton Friedman)</text:p>
        </text:list-item>
        <text:list-item>
          <text:p text:style-name="P2">Keynesian liquidity preference theory</text:p>
        </text:list-item>
      </text:list>
      <text:p text:style-name="Horizontal_20_Line"/>
      <text:h text:style-name="Heading_20_3" text:outline-level="3">3. <text:span text:style-name="Strong_20_Emphasis">Inflation and Deflation</text:span></text:h>
      <text:list xml:id="list6522631493820632586" text:style-name="L3">
        <text:list-item>
          <text:p text:style-name="P3">Causes and consequences</text:p>
        </text:list-item>
        <text:list-item>
          <text:p text:style-name="P3">Demand-pull vs. cost-push inflation</text:p>
        </text:list-item>
        <text:list-item>
          <text:p text:style-name="P3">Hyperinflation</text:p>
        </text:list-item>
        <text:list-item>
          <text:p text:style-name="P3">Inflation targeting by central banks</text:p>
        </text:list-item>
        <text:list-item>
          <text:p text:style-name="P3">Deflation traps and stagnation</text:p>
        </text:list-item>
      </text:list>
      <text:p text:style-name="Horizontal_20_Line"/>
      <text:h text:style-name="Heading_20_3" text:outline-level="3">4. <text:span text:style-name="Strong_20_Emphasis">Interest Rates</text:span></text:h>
      <text:list xml:id="list3369345170312632140" text:style-name="L4">
        <text:list-item>
          <text:p text:style-name="P4">Nominal vs. real interest rates</text:p>
        </text:list-item>
        <text:list-item>
          <text:p text:style-name="P4">Time preference and the loanable funds theory</text:p>
        </text:list-item>
        <text:list-item>
          <text:p text:style-name="P4">Liquidity preference (Keynes)</text:p>
        </text:list-item>
        <text:list-item>
          <text:p text:style-name="P4">Central bank policy tools (open market operations, discount rate, reserve requirements)</text:p>
        </text:list-item>
      </text:list>
      <text:p text:style-name="Horizontal_20_Line"/>
      <text:h text:style-name="Heading_20_3" text:outline-level="3"><text:soft-page-break/>5. <text:span text:style-name="Strong_20_Emphasis">Monetary Policy</text:span></text:h>
      <text:list xml:id="list6667193232325255005" text:style-name="L5">
        <text:list-item>
          <text:p text:style-name="P5">Expansionary vs. contractionary policy</text:p>
        </text:list-item>
        <text:list-item>
          <text:p text:style-name="P5">Rules vs. discretion (e.g., Taylor Rule vs. adaptive policy)</text:p>
        </text:list-item>
        <text:list-item>
          <text:p text:style-name="P5">Inflation targeting, dual mandate (e.g., Fed: price stability and full employment)</text:p>
        </text:list-item>
        <text:list-item>
          <text:p text:style-name="P5">Transmission mechanism of monetary policy</text:p>
        </text:list-item>
      </text:list>
      <text:p text:style-name="Horizontal_20_Line"/>
      <text:h text:style-name="Heading_20_3" text:outline-level="3">6. <text:span text:style-name="Strong_20_Emphasis">Money and Banking System</text:span></text:h>
      <text:list xml:id="list5756528282044142447" text:style-name="L6">
        <text:list-item>
          <text:p text:style-name="P6">Role of commercial banks in money creation (fractional reserve banking)</text:p>
        </text:list-item>
        <text:list-item>
          <text:p text:style-name="P6">Central banking and lender of last resort</text:p>
        </text:list-item>
        <text:list-item>
          <text:p text:style-name="P6">Shadow banking</text:p>
        </text:list-item>
        <text:list-item>
          <text:p text:style-name="P6">Monetary aggregates (M0, M1, M2, etc.)</text:p>
        </text:list-item>
      </text:list>
      <text:p text:style-name="Horizontal_20_Line"/>
      <text:h text:style-name="Heading_20_3" text:outline-level="3">7. <text:span text:style-name="Strong_20_Emphasis">Exchange Rates and International Monetary Systems</text:span></text:h>
      <text:list xml:id="list8249973752561545846" text:style-name="L7">
        <text:list-item>
          <text:p text:style-name="P7">Fixed vs. floating exchange rates</text:p>
        </text:list-item>
        <text:list-item>
          <text:p text:style-name="P7">Balance of payments and currency crises</text:p>
        </text:list-item>
        <text:list-item>
          <text:p text:style-name="P7">Gold standard, Bretton Woods, and fiat systems</text:p>
        </text:list-item>
        <text:list-item>
          <text:p text:style-name="P7">Purchasing power parity (PPP)</text:p>
        </text:list-item>
        <text:list-item>
          <text:p text:style-name="P7">Interest rate parity and capital flows</text:p>
        </text:list-item>
      </text:list>
      <text:p text:style-name="Horizontal_20_Line"/>
      <text:h text:style-name="Heading_20_3" text:outline-level="3">8. <text:span text:style-name="Strong_20_Emphasis">Expectations and Monetary Policy Credibility</text:span></text:h>
      <text:list xml:id="list7959635731432269715" text:style-name="L8">
        <text:list-item>
          <text:p text:style-name="P8">Rational expectations</text:p>
        </text:list-item>
        <text:list-item>
          <text:p text:style-name="P8">Adaptive expectations</text:p>
        </text:list-item>
        <text:list-item>
          <text:p text:style-name="P8">Credibility and reputation of central banks</text:p>
        </text:list-item>
        <text:list-item>
          <text:p text:style-name="P8">Time inconsistency problem (Kydland and Prescott)</text:p>
        </text:list-item>
      </text:list>
      <text:p text:style-name="Horizontal_20_Line"/>
      <text:h text:style-name="Heading_20_3" text:outline-level="3">9. <text:span text:style-name="Strong_20_Emphasis">Unconventional Monetary Policy</text:span></text:h>
      <text:list xml:id="list8147933870490083127" text:style-name="L9">
        <text:list-item>
          <text:p text:style-name="P9">Quantitative easing (QE)</text:p>
        </text:list-item>
        <text:list-item>
          <text:p text:style-name="P9">Negative interest rates</text:p>
        </text:list-item>
        <text:list-item>
          <text:p text:style-name="P9">Forward guidance</text:p>
        </text:list-item>
        <text:list-item>
          <text:p text:style-name="P9">Modern Monetary Theory (MMT)</text:p>
        </text:list-item>
        <text:list-item>
          <text:p text:style-name="P9">Central bank digital currencies (CBDCs)</text:p>
        </text:list-item>
      </text:list>
      <text:p text:style-name="Horizontal_20_Line"/>
      <text:h text:style-name="Heading_20_3" text:outline-level="3"><text:soft-page-break/>10. <text:span text:style-name="Strong_20_Emphasis">Theories of Money and Output</text:span></text:h>
      <text:list xml:id="list805355294172669176" text:style-name="L10">
        <text:list-item>
          <text:p text:style-name="P10">Classical dichotomy and neutrality of money</text:p>
        </text:list-item>
        <text:list-item>
          <text:p text:style-name="P10">Real vs. nominal effects</text:p>
        </text:list-item>
        <text:list-item>
          <text:p text:style-name="P10">Phillips Curve (inflation-unemployment tradeoff)</text:p>
        </text:list-item>
        <text:list-item>
          <text:p text:style-name="P10">IS-LM model and AD-AS framework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4M32S</meta:editing-duration>
    <meta:editing-cycles>7</meta:editing-cycles>
    <meta:generator>OpenOffice/4.1.15$Win32 OpenOffice.org_project/4115m2$Build-9813</meta:generator>
    <dc:date>2025-07-30T13:10:46.71</dc:date>
    <dc:creator>Joseph Malone</dc:creator>
    <meta:document-statistic meta:table-count="0" meta:image-count="0" meta:object-count="0" meta:page-count="3" meta:paragraph-count="57" meta:word-count="320" meta:character-count="1969"/>
    <meta:user-defined meta:name="Info 1"/>
    <meta:user-defined meta:name="Info 2"/>
    <meta:user-defined meta:name="Info 3"/>
    <meta:user-defined meta:name="Info 4"/>
  </office:meta>
</office:document-meta>
</file>